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83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.452cm"/>
    </style:style>
    <style:style style:name="co4" style:family="table-column">
      <style:table-column-properties fo:break-before="auto" style:column-width="4.156cm"/>
    </style:style>
    <style:style style:name="co5" style:family="table-column">
      <style:table-column-properties fo:break-before="auto" style:column-width="2.134cm"/>
    </style:style>
    <style:style style:name="co6" style:family="table-column">
      <style:table-column-properties fo:break-before="auto" style:column-width="2.683cm"/>
    </style:style>
    <style:style style:name="co7" style:family="table-column">
      <style:table-column-properties fo:break-before="auto" style:column-width="3.14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1" table:default-cell-style-name="ce2"/>
        <table:table-column table:style-name="co5" table:number-columns-repeated="1015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HAPPINESS INDEX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EADY TIME</text:p>
          </table:table-cell>
          <table:table-cell office:value-type="string" calcext:value-type="string">
            <text:p>DUE TIME</text:p>
          </table:table-cell>
          <table:table-cell office:value-type="string" calcext:value-type="string">
            <text:p>SERVICE <text:s text:c="2"/>TIM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Hostel 6</text:p>
          </table:table-cell>
          <table:table-cell office:value-type="float" office:value="19.135274" calcext:value-type="float">
            <text:p>19.135274</text:p>
          </table:table-cell>
          <table:table-cell office:value-type="float" office:value="72.906878" calcext:value-type="float">
            <text:p>72.9068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iddhivinayak Temple</text:p>
          </table:table-cell>
          <table:table-cell office:value-type="float" office:value="19.017505" calcext:value-type="float">
            <text:p>19.017505</text:p>
          </table:table-cell>
          <table:table-cell office:value-type="float" office:value="72.830542" calcext:value-type="float">
            <text:p>72.83054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60" calcext:value-type="float">
            <text:p>360</text:p>
          </table:table-cell>
          <table:table-cell office:value-type="float" office:value="720" calcext:value-type="float">
            <text:p>720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andra Worli Sea Link</text:p>
          </table:table-cell>
          <table:table-cell office:value-type="float" office:value="19.029396" calcext:value-type="float">
            <text:p>19.029396</text:p>
          </table:table-cell>
          <table:table-cell office:value-type="float" office:value="72.815465" calcext:value-type="float">
            <text:p>72.81546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80" calcext:value-type="float">
            <text:p>1080</text:p>
          </table:table-cell>
          <table:table-cell office:value-type="float" office:value="1440" calcext:value-type="float">
            <text:p>1440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rine Drive</text:p>
          </table:table-cell>
          <table:table-cell office:value-type="float" office:value="18.945576" calcext:value-type="float">
            <text:p>18.945576</text:p>
          </table:table-cell>
          <table:table-cell office:value-type="float" office:value="72.821985" calcext:value-type="float">
            <text:p>72.82198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20" calcext:value-type="float">
            <text:p>1020</text:p>
          </table:table-cell>
          <table:table-cell office:value-type="float" office:value="1440" calcext:value-type="float">
            <text:p>144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ount Mary Church</text:p>
          </table:table-cell>
          <table:table-cell office:value-type="float" office:value="19.046384" calcext:value-type="float">
            <text:p>19.046384</text:p>
          </table:table-cell>
          <table:table-cell office:value-type="float" office:value="72.822161" calcext:value-type="float">
            <text:p>72.82216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080" calcext:value-type="float">
            <text:p>1080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ithvi Theatre</text:p>
          </table:table-cell>
          <table:table-cell office:value-type="float" office:value="19.105798" calcext:value-type="float">
            <text:p>19.105798</text:p>
          </table:table-cell>
          <table:table-cell office:value-type="float" office:value="72.82567" calcext:value-type="float">
            <text:p>72.82567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720" calcext:value-type="float">
            <text:p>720</text:p>
          </table:table-cell>
          <table:table-cell office:value-type="float" office:value="960" calcext:value-type="float">
            <text:p>960</text:p>
          </table:table-cell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ateway Of India</text:p>
          </table:table-cell>
          <table:table-cell office:value-type="float" office:value="18.92219" calcext:value-type="float">
            <text:p>18.92219</text:p>
          </table:table-cell>
          <table:table-cell office:value-type="float" office:value="72.833658" calcext:value-type="float">
            <text:p>72.833658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960" calcext:value-type="float">
            <text:p>960</text:p>
          </table:table-cell>
          <table:table-cell office:value-type="float" office:value="1320" calcext:value-type="float">
            <text:p>132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lobal Vipassana Pagoda</text:p>
          </table:table-cell>
          <table:table-cell office:value-type="float" office:value="19.227259" calcext:value-type="float">
            <text:p>19.227259</text:p>
          </table:table-cell>
          <table:table-cell office:value-type="float" office:value="72.805241" calcext:value-type="float">
            <text:p>72.805241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Kanheri Caves</text:p>
          </table:table-cell>
          <table:table-cell office:value-type="float" office:value="19.205898" calcext:value-type="float">
            <text:p>19.205898</text:p>
          </table:table-cell>
          <table:table-cell office:value-type="float" office:value="72.906795" calcext:value-type="float">
            <text:p>72.906795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1020" calcext:value-type="float">
            <text:p>1020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Hostel 6</text:p>
          </table:table-cell>
          <table:table-cell office:value-type="float" office:value="19.135274" calcext:value-type="float">
            <text:p>19.135274</text:p>
          </table:table-cell>
          <table:table-cell office:value-type="float" office:value="72.906878" calcext:value-type="float">
            <text:p>72.9068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6:35:48</meta:creation-date>
    <meta:initial-creator>Bhoumik</meta:initial-creator>
    <dc:language>en-IN</dc:language>
    <dc:date>2015-11-26T22:22:26.916199258</dc:date>
    <meta:editing-cycles>0</meta:editing-cycles>
    <meta:editing-duration>P0D</meta:editing-duration>
    <meta:generator>LibreOffice/4.2.8.2$Linux_X86_64 LibreOffice_project/420m0$Build-2</meta:generator>
    <meta:document-statistic meta:table-count="1" meta:cell-count="88" meta:object-count="0"/>
  </office:meta>
</office:document-meta>
</file>